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7.25mm"/>
    </style:style>
    <style:style style:name="co14" style:family="table-column">
      <style:table-column-properties fo:break-before="auto" style:column-width="36.62mm"/>
    </style:style>
    <style:style style:name="co15" style:family="table-column">
      <style:table-column-properties fo:break-before="auto" style:column-width="36.34mm"/>
    </style:style>
    <style:style style:name="co16" style:family="table-column">
      <style:table-column-properties fo:break-before="auto" style:column-width="26.21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3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4" style:family="table-cell" style:parent-style-name="Default" style:data-style-name="N11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71mm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 Wykorzystaj funkcję Licz.Jeżel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 Wykorzystaj funkcje: DNI.360 i TERAZ()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6000 dni i 40% jeżeli pracuje dłużej niż 70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number-columns-repeated="2" table:default-cell-style-name="Default"/>
        <table:table-column table:style-name="co12" table:default-cell-style-name="ce2"/>
        <table:table-column table:style-name="co2" table:number-columns-repeated="1011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/>
          <table:table-cell table:style-name="ce8" office:value-type="string" calcext:value-type="string">
            <text:p>PŁACA BRUTTO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number-columns-repeated="100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/>
          <table:table-cell table:style-name="ce12"/>
          <table:table-cell table:style-name="ce16" table:number-columns-repeated="2"/>
          <table:table-cell office:value-type="string" calcext:value-type="string">
            <text:p>Rajdy Wodne</text:p>
          </table:table-cell>
          <table:table-cell table:style-name="ce3" office:value-type="string" calcext:value-type="string">
            <text:p>88&lt;90</text:p>
          </table:table-cell>
          <table:table-cell table:number-columns-repeated="100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/>
          <table:table-cell table:style-name="ce12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/>
          <table:table-cell table:style-name="ce13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/>
          <table:table-cell table:style-name="ce13"/>
          <table:table-cell table:style-name="ce17"/>
          <table:table-cell table:style-name="ce19"/>
          <table:table-cell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/>
          <table:table-cell table:style-name="ce12"/>
          <table:table-cell table:style-name="ce16"/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/>
          <table:table-cell table:style-name="ce15"/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6" table:default-cell-style-name="Default"/>
        <table:table-column table:style-name="co16" table:default-cell-style-name="Default"/>
        <table:table-column table:style-name="co2" table:number-columns-repeated="1014" table:default-cell-style-name="Default"/>
        <table:table-row table:style-name="ro5">
          <table:table-cell table:style-name="ce22" office:value-type="string" calcext:value-type="string">
            <text:p>1)</text:p>
          </table:table-cell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1012"/>
        </table:table-row>
        <table:table-row table:style-name="ro5">
          <table:table-cell table:style-name="ce23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2]*[.I2]" office:value-type="float" office:value="443.75" calcext:value-type="float">
            <text:p>443,75 zł</text:p>
          </table:table-cell>
          <table:table-cell table:style-name="ce11"/>
          <table:table-cell table:style-name="ce12"/>
          <table:table-cell table:number-columns-repeated="1012"/>
        </table:table-row>
        <table:table-row table:style-name="ro5">
          <table:table-cell table:style-name="ce22"/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3]*[.I3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2"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4]*[.I4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4"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5]*[.I5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2"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6]*[.I6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7]*[.I7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8]*[.I8]" office:value-type="float" office:value="620" calcext:value-type="float">
            <text:p>620,00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9]*[.I9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10]*[.I10]" office:value-type="float" office:value="780" calcext:value-type="float">
            <text:p>780,00 zł</text:p>
          </table:table-cell>
          <table:table-cell table:style-name="ce2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11]*[.I11]" office:value-type="float" office:value="443.75" calcext:value-type="float">
            <text:p>443,75 zł</text:p>
          </table:table-cell>
          <table:table-cell table:style-name="ce2"/>
          <table:table-cell table:style-name="ce12"/>
          <table:table-cell table:number-columns-repeated="1012"/>
        </table:table-row>
        <table:table-row table:style-name="ro2">
          <table:table-cell/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2]*[.I12]" office:value-type="float" office:value="191.75" calcext:value-type="float">
            <text:p>191,7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13]*[.I13]" office:value-type="float" office:value="780" calcext:value-type="float">
            <text:p>78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14]*[.I14]" office:value-type="float" office:value="443.75" calcext:value-type="float">
            <text:p>443,7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15]*[.I15]" office:value-type="float" office:value="860" calcext:value-type="float">
            <text:p>86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16]*[.I16]" office:value-type="float" office:value="703.5" calcext:value-type="float">
            <text:p>703,5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17]*[.I17]" office:value-type="float" office:value="620" calcext:value-type="float">
            <text:p>62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8]*[.I18]" office:value-type="float" office:value="191.75" calcext:value-type="float">
            <text:p>191,7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19]*[.I19]" office:value-type="float" office:value="1008" calcext:value-type="float">
            <text:p>1 008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20]*[.I20]" office:value-type="float" office:value="392.35" calcext:value-type="float">
            <text:p>392,3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21]*[.I21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22]*[.I22]" office:value-type="float" office:value="494.125" calcext:value-type="float">
            <text:p>494,13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23]*[.I23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24]*[.I24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H25]*[.I25]" office:value-type="float" office:value="442.5" calcext:value-type="float">
            <text:p>442,5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26]*[.I26]" office:value-type="float" office:value="651" calcext:value-type="float">
            <text:p>651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27]*[.I27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H28]*[.I28]" office:value-type="float" office:value="288.8" calcext:value-type="float">
            <text:p>288,8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1012"/>
        </table:table-row>
        <table:table-row table:style-name="ro4">
          <table:table-cell table:style-name="ce22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30]*[.I30]" office:value-type="float" office:value="443.75" calcext:value-type="float">
            <text:p>443,75 zł</text:p>
          </table:table-cell>
          <table:table-cell table:style-name="ce11"/>
          <table:table-cell table:style-name="ce12"/>
          <table:table-cell table:number-columns-repeated="1012"/>
        </table:table-row>
        <table:table-row table:style-name="ro4">
          <table:table-cell table:style-name="ce22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31]*[.I31]" office:value-type="float" office:value="472.15" calcext:value-type="float">
            <text:p>472,15 zł</text:p>
          </table:table-cell>
          <table:table-cell table:style-name="ce11"/>
          <table:table-cell table:style-name="ce12"/>
          <table:table-cell table:number-columns-repeated="1012"/>
        </table:table-row>
        <table:table-row table:style-name="ro4">
          <table:table-cell table:style-name="ce24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32]*[.I32]" office:value-type="float" office:value="703.5" calcext:value-type="float">
            <text:p>703,50 zł</text:p>
          </table:table-cell>
          <table:table-cell table:style-name="ce11"/>
          <table:table-cell table:style-name="ce13"/>
          <table:table-cell table:number-columns-repeated="1012"/>
        </table:table-row>
        <table:table-row table:style-name="ro4">
          <table:table-cell table:style-name="ce22"/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33]*[.I33]" office:value-type="float" office:value="350" calcext:value-type="float">
            <text:p>350,00 zł</text:p>
          </table:table-cell>
          <table:table-cell table:style-name="ce11"/>
          <table:table-cell table:style-name="ce13"/>
          <table:table-cell table:number-columns-repeated="1012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34]*[.I34]" office:value-type="float" office:value="423.5" calcext:value-type="float">
            <text:p>423,50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35]*[.I35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36]*[.I36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37]*[.I37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38]*[.I38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39]*[.I39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40]*[.I40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41]*[.I41]" office:value-type="float" office:value="860" calcext:value-type="float">
            <text:p>860,00 zł</text:p>
          </table:table-cell>
          <table:table-cell table:style-name="ce2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42]*[.I42]" office:value-type="float" office:value="840" calcext:value-type="float">
            <text:p>840,00 zł</text:p>
          </table:table-cell>
          <table:table-cell table:style-name="ce2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43]*[.I43]" office:value-type="float" office:value="443.75" calcext:value-type="float">
            <text:p>443,75 zł</text:p>
          </table:table-cell>
          <table:table-cell table:style-name="ce2"/>
          <table:table-cell table:style-name="ce12"/>
          <table:table-cell table:number-columns-repeated="1012"/>
        </table:table-row>
        <table:table-row table:style-name="ro2">
          <table:table-cell/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44]*[.I44]" office:value-type="float" office:value="350" calcext:value-type="float">
            <text:p>35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45]*[.I45]" office:value-type="float" office:value="443.75" calcext:value-type="float">
            <text:p>443,7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H46]*[.I46]" office:value-type="float" office:value="213" calcext:value-type="float">
            <text:p>213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47]*[.I47]" office:value-type="float" office:value="860" calcext:value-type="float">
            <text:p>86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48]*[.I48]" office:value-type="float" office:value="589" calcext:value-type="float">
            <text:p>589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49]*[.I49]" office:value-type="float" office:value="703.5" calcext:value-type="float">
            <text:p>703,5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50]*[.I50]" office:value-type="float" office:value="100.75" calcext:value-type="float">
            <text:p>100,7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51]*[.I51]" office:value-type="float" office:value="472.15" calcext:value-type="float">
            <text:p>472,1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52]*[.I52]" office:value-type="float" office:value="620" calcext:value-type="float">
            <text:p>62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H53]*[.I53]" office:value-type="float" office:value="288.8" calcext:value-type="float">
            <text:p>288,8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54]*[.I54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55]*[.I55]" office:value-type="float" office:value="780" calcext:value-type="float">
            <text:p>78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56]*[.I56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57]*[.I57]" office:value-type="float" office:value="195.3" calcext:value-type="float">
            <text:p>195,3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58]*[.I58]" office:value-type="float" office:value="85.25" calcext:value-type="float">
            <text:p>85,2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59]*[.I59]" office:value-type="float" office:value="100.75" calcext:value-type="float">
            <text:p>100,7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 table:number-columns-repeated="9"/>
          <table:table-cell table:formula="of:=AVERAGE([.J30:.J59])" office:value-type="float" office:value="489.013333333333" calcext:value-type="float">
            <text:p>489,01333333333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1012"/>
        </table:table-row>
        <table:table-row table:style-name="ro4">
          <table:table-cell table:style-name="ce22"/>
          <table:table-cell table:style-name="ce5" office:value-type="string" calcext:value-type="string">
            <text:p>=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63]*[.I63]" office:value-type="float" office:value="350" calcext:value-type="float">
            <text:p>350,00 zł</text:p>
          </table:table-cell>
          <table:table-cell table:style-name="ce11"/>
          <table:table-cell table:style-name="ce13"/>
          <table:table-cell table:number-columns-repeated="1012"/>
        </table:table-row>
        <table:table-row table:style-name="ro4">
          <table:table-cell table:style-name="ce24"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64]*[.I64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number-columns-repeated="1012"/>
        </table:table-row>
        <table:table-row table:style-name="ro4">
          <table:table-cell table:style-name="ce22"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65]*[.I65]" office:value-type="float" office:value="860" calcext:value-type="float">
            <text:p>860,00 zł</text:p>
          </table:table-cell>
          <table:table-cell table:style-name="ce2"/>
          <table: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66]*[.I66]" office:value-type="float" office:value="350" calcext:value-type="float">
            <text:p>35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67]*[.I67]" office:value-type="float" office:value="860" calcext:value-type="float">
            <text:p>86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68]*[.I68]" office:value-type="float" office:value="100.75" calcext:value-type="float">
            <text:p>100,7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69]*[.I69]" office:value-type="float" office:value="780" calcext:value-type="float">
            <text:p>780,0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70]*[.I70]" office:value-type="float" office:value="195.3" calcext:value-type="float">
            <text:p>195,30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71]*[.I71]" office:value-type="float" office:value="85.25" calcext:value-type="float">
            <text:p>85,2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/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72]*[.I72]" office:value-type="float" office:value="100.75" calcext:value-type="float">
            <text:p>100,75 zł</text:p>
          </table:table-cell>
          <table:table-cell table:style-name="ce2"/>
          <table:table-cell table:style-name="ce15"/>
          <table:table-cell table:number-columns-repeated="1012"/>
        </table:table-row>
        <table:table-row table:style-name="ro2">
          <table:table-cell office:value-type="string" calcext:value-type="string">
            <text:p>Najwięcej</text:p>
          </table:table-cell>
          <table:table-cell table:number-columns-repeated="1023"/>
        </table:table-row>
        <table:table-row table:style-name="ro2">
          <table:table-cell/>
          <table:table-cell table:formula="of:=DMAX([Lista.A1:.I95];[Lista.I1];[Lista.M1:.O2]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4" table:number-columns-repeated="6"/>
          <table:table-cell table:style-name="ce8" table:number-columns-repeated="5"/>
          <table:table-cell table:number-columns-repeated="1012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number-columns-repeated="1023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number-columns-repeated="1023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a.A1:Lista.K95">
          <table:filter table:target-range-address="Wyniki.B75" table:condition-source-range-address="Lista.M1:Lista.O2">
            <table:filter-and>
              <table:filter-condition table:field-number="4" table:value="Rajdy Wodne" table:operator="="/>
              <table:filter-condition table:field-number="5" table:value="88&lt;90" table:operator="="/>
            </table:filter-and>
          </table:filter>
        </table:database-range>
        <table:database-range table:name="__Anonymous_Sheet_DB__2" table:target-range-address="Wyniki.B75:Wyniki.L7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7-04-12T07:50:18.410675457</dc:date>
    <meta:editing-cycles>3</meta:editing-cycles>
    <meta:editing-duration>PT3M18S</meta:editing-duration>
    <meta:generator>LibreOffice/5.2.6.2$Linux_X86_64 LibreOffice_project/20m0$Build-2</meta:generator>
    <meta:document-statistic meta:table-count="3" meta:cell-count="1515" meta:object-count="0"/>
  </office:meta>
</office:document-meta>
</file>